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1000000E843EB5DC2C688CC78.png" manifest:media-type="image/png"/>
  <manifest:file-entry manifest:full-path="Pictures/100000000000040700000306190FF3666A627971.png" manifest:media-type="image/png"/>
  <manifest:file-entry manifest:full-path="Pictures/100000000000040700000306C1716470565702D3.png" manifest:media-type="image/png"/>
  <manifest:file-entry manifest:full-path="Pictures/1000000000000407000003064A124DCEE32A6254.png" manifest:media-type="image/png"/>
  <manifest:file-entry manifest:full-path="Pictures/100000000000015D0000016608582A1BD786ED65.png" manifest:media-type="image/png"/>
  <manifest:file-entry manifest:full-path="Pictures/100000000000015D000001677B21DB811B0303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tyle="normal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71cm" svg:y="2.451cm" presentation:class="title" presentation:user-transformed="true">
          <draw:text-box>
            <text:p text:style-name="P1">PROJECT CHE4230</text:p>
          </draw:text-box>
        </draw:frame>
        <draw:frame presentation:style-name="pr2" draw:layer="layout" svg:width="25.199cm" svg:height="5.834cm" svg:x="1.4cm" svg:y="6.9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3" draw:layer="layout" svg:width="25.199cm" svg:height="2.629cm" svg:x="1.4cm" svg:y="0.622cm" presentation:class="title" presentation:user-transformed="true">
          <draw:text-box>
            <text:p><text:span text:style-name="T1">Kmeans </text:span><text:span text:style-name="T1"><text:line-break/></text:span><text:span text:style-name="T1">&amp; </text:span><text:span text:style-name="T1"><text:line-break/></text:span><text:span text:style-name="T1">AgglomerativeClustering</text:span></text:p>
          </draw:text-box>
        </draw:frame>
        <draw:frame draw:style-name="gr2" draw:text-style-name="P4" draw:layer="layout" svg:width="9.233cm" svg:height="9.498cm" svg:x="14.897cm" svg:y="3.837cm">
          <draw:image xlink:href="Pictures/100000000000015D000001677B21DB811B03034A.png" xlink:type="simple" xlink:show="embed" xlink:actuate="onLoad" draw:mime-type="image/png">
            <text:p/>
          </draw:image>
        </draw:frame>
        <draw:frame draw:style-name="gr2" draw:text-style-name="P4" draw:layer="layout" svg:width="9.233cm" svg:height="9.471cm" svg:x="2.832cm" svg:y="3.864cm">
          <draw:image xlink:href="Pictures/100000000000015D0000016608582A1BD786ED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DBSCAN</text:p>
          </draw:text-box>
        </draw:frame>
        <draw:frame draw:style-name="gr3" draw:text-style-name="P5" draw:layer="layout" svg:width="10.565cm" svg:height="1.27cm" svg:x="0.865cm" svg:y="13.97cm">
          <draw:text-box>
            <text:p><text:span text:style-name="T2">Fig. 1: Effect of minimum samples in a neighborhood: </text:span></text:p>
            <text:p><text:span text:style-name="T2">Set eps = 0.1</text:span></text:p>
          </draw:text-box>
        </draw:frame>
        <draw:frame draw:style-name="gr2" draw:text-style-name="P4" draw:layer="layout" svg:width="11.094cm" svg:height="8.329cm" svg:x="1.606cm" svg:y="5.08cm">
          <draw:image xlink:href="Pictures/1000000000000407000003064A124DCEE32A6254.png" xlink:type="simple" xlink:show="embed" xlink:actuate="onLoad" draw:mime-type="image/png">
            <text:p/>
          </draw:image>
        </draw:frame>
        <draw:frame draw:style-name="gr3" draw:text-style-name="P5" draw:layer="layout" svg:width="11.835cm" svg:height="1.673cm" svg:x="13.565cm" svg:y="13.567cm">
          <draw:text-box>
            <text:p><text:span text:style-name="T2">Fig. 2: Effect maximum distance between two samples for one to be considered as in the neighborhood of the other. Set min_samples = 15</text:span></text:p>
          </draw:text-box>
        </draw:frame>
        <draw:frame draw:style-name="gr2" draw:text-style-name="P4" draw:layer="layout" svg:width="10.462cm" svg:height="7.854cm" svg:x="13.668cm" svg:y="5.08cm">
          <draw:image xlink:href="Pictures/100000000000040700000306C1716470565702D3.png" xlink:type="simple" xlink:show="embed" xlink:actuate="onLoad" draw:mime-type="image/png">
            <text:p/>
          </draw:image>
        </draw:frame>
        <draw:frame draw:style-name="gr3" draw:text-style-name="P5" draw:layer="layout" svg:width="10.565cm" svg:height="1.673cm" svg:x="17.78cm" svg:y="2.772cm">
          <draw:text-box>
            <text:p><text:span text:style-name="T2">Final: </text:span></text:p>
            <text:p><text:span text:style-name="T2"><text:tab/></text:span><text:span text:style-name="T2">1) eps: 0.1</text:span></text:p>
            <text:p text:style-name="P6"><text:span text:style-name="T2"><text:tab/></text:span><text:span text:style-name="T2">2) min_samples: 15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HDBSCAN</text:p>
          </draw:text-box>
        </draw:frame>
        <draw:frame draw:style-name="gr3" draw:text-style-name="P5" draw:layer="layout" svg:width="10.565cm" svg:height="1.27cm" svg:x="0.865cm" svg:y="13.97cm">
          <draw:text-box>
            <text:p><text:span text:style-name="T2">Fig. 1: Effect of minimum samples in a neighborhood: </text:span></text:p>
            <text:p><text:span text:style-name="T2">Set eps = 0.1</text:span></text:p>
          </draw:text-box>
        </draw:frame>
        <draw:frame draw:style-name="gr2" draw:text-style-name="P4" draw:layer="layout" svg:width="13.534cm" svg:height="10.16cm" svg:x="0.635cm" svg:y="3.175cm">
          <draw:image xlink:href="Pictures/100000000000040700000306190FF3666A627971.png" xlink:type="simple" xlink:show="embed" xlink:actuate="onLoad" draw:mime-type="image/png">
            <text:p/>
          </draw:image>
        </draw:frame>
        <draw:frame draw:style-name="gr3" draw:text-style-name="P5" draw:layer="layout" svg:width="10.565cm" svg:height="1.673cm" svg:x="15.47cm" svg:y="6.985cm">
          <draw:text-box>
            <text:p><text:span text:style-name="T2">Final: </text:span></text:p>
            <text:p><text:span text:style-name="T2"><text:tab/></text:span><text:span text:style-name="T2">1) min_cluster_size: 5</text:span></text:p>
            <text:p text:style-name="P6"><text:span text:style-name="T2"><text:tab/></text:span><text:span text:style-name="T2">2) min_samples: 28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PCA</text:p>
          </draw:text-box>
        </draw:frame>
        <draw:frame draw:style-name="gr3" draw:text-style-name="P5" draw:layer="layout" svg:width="10.565cm" svg:height="1.27cm" svg:x="0.865cm" svg:y="13.97cm">
          <draw:text-box>
            <text:p><text:span text:style-name="T2">Fig. 1: Effect of minimum samples in a neighborhood: </text:span></text:p>
            <text:p><text:span text:style-name="T2">Set eps = 0.1</text:span></text:p>
          </draw:text-box>
        </draw:frame>
        <draw:frame draw:style-name="gr2" draw:text-style-name="P4" draw:layer="layout" svg:width="21.615cm" svg:height="6.137cm" svg:x="3.192cm" svg:y="4.795cm">
          <draw:image xlink:href="Pictures/1000000000000331000000E843EB5DC2C688CC7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tSNE</text:p>
          </draw:text-box>
        </draw:frame>
        <draw:frame draw:style-name="gr3" draw:text-style-name="P5" draw:layer="layout" svg:width="10.565cm" svg:height="1.27cm" svg:x="0.865cm" svg:y="13.97cm">
          <draw:text-box>
            <text:p><text:span text:style-name="T2">Fig. 1: Effect of minimum samples in a neighborhood: </text:span></text:p>
            <text:p><text:span text:style-name="T2">Set eps = 0.1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2T09:45:07.770864991</meta:creation-date>
    <dc:date>2023-03-22T12:23:22.473069165</dc:date>
    <meta:editing-duration>PT6M52S</meta:editing-duration>
    <meta:editing-cycles>2</meta:editing-cycles>
    <meta:generator>LibreOffice/7.3.5.2$Linux_X86_64 LibreOffice_project/30$Build-2</meta:generator>
    <meta:document-statistic meta:object-count="53"/>
  </office:meta>
</office:document-meta>
</file>